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9a26" officeooo:paragraph-rsid="00139a26"/>
    </style:style>
    <style:style style:name="P2" style:family="paragraph" style:parent-style-name="Standard">
      <style:text-properties officeooo:paragraph-rsid="00139a26"/>
    </style:style>
    <style:style style:name="P3" style:family="paragraph" style:parent-style-name="Text_20_body">
      <style:paragraph-properties fo:margin-top="0in" fo:margin-bottom="0in" loext:contextual-spacing="false"/>
    </style:style>
    <style:style style:name="P4" style:family="paragraph" style:parent-style-name="Standard">
      <style:text-properties officeooo:rsid="00139a26" officeooo:paragraph-rsid="00139a26"/>
    </style:style>
    <style:style style:name="P5" style:family="paragraph" style:parent-style-name="Text_20_body" style:list-style-name="L1"/>
    <style:style style:name="P6" style:family="paragraph" style:parent-style-name="Text_20_body" style:list-style-name="L1">
      <style:paragraph-properties fo:margin-top="0in" fo:margin-bottom="0in" loext:contextual-spacing="false"/>
    </style:style>
    <style:style style:name="T1" style:family="text">
      <style:text-properties officeooo:rsid="00139a26"/>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所有實體磁碟的檔名都已經被模擬成 /dev/sd[a-p] 的格式，第一顆磁碟檔名為 /dev/sda。 而分割槽的檔名若以第一顆磁碟為例，則為 /dev/sda[1-128] </text:p>
      <text:list xml:id="list5760893159867827037" text:style-name="L1">
        <text:list-item>
          <text:p text:style-name="P6">/dev/sd[a-p][1-128]：為實體磁碟的磁碟檔名； </text:p>
        </text:list-item>
        <text:list-item>
          <text:p text:style-name="P5">/dev/vd[a-d][1-128]：為虛擬磁碟的磁碟檔名</text:p>
        </text:list-item>
      </text:list>
      <text:p text:style-name="Standard"/>
      <text:p text:style-name="P2"><text:span text:style-name="T1">Command : </text:span><text:span text:style-name="Source_20_Text">sudo parted -l</text:span></text:p>
      <text:p text:style-name="P1"/>
      <text:p text:style-name="P1">傳統的磁碟與檔案系統之應用中，一個分割槽就是只能夠被格式化成為一個檔案系統，所以我們可以說一個 filesystem 就是一個 partition。但是由於新技術的利用，例如我們常聽到的LVM與軟體磁碟陣列(software raid)， 這些技術可以將一個分割槽格式化為多個檔案系統(例如LVM)，也能夠將多個分割槽合成一個檔案系統(LVM, RAID)！ 所以說，目前我們在格式化時已經不再說成針對 partition 來格式化了， 通常我們可以稱呼一個可被掛載的資料為一個檔案系統而不是一個分割槽喔！</text:p>
      <text:p text:style-name="P1"/>
      <text:p text:style-name="P1">In <text:a xlink:type="simple" xlink:href="https://en.wikipedia.org/wiki/Computer_storage" text:style-name="Internet_20_link" text:visited-style-name="Visited_20_Internet_20_Link">computer storage</text:a>, <text:span text:style-name="T2">logical volume management</text:span> or <text:span text:style-name="T2">LVM</text:span> provides a method of allocating space on <text:a xlink:type="simple" xlink:href="https://en.wikipedia.org/wiki/Mass_storage" text:style-name="Internet_20_link" text:visited-style-name="Visited_20_Internet_20_Link">mass-storage</text:a> devices that is more flexible than conventional <text:a xlink:type="simple" xlink:href="https://en.wikipedia.org/wiki/Partition_%28computing%29" text:style-name="Internet_20_link" text:visited-style-name="Visited_20_Internet_20_Link">partitioning</text:a> schemes. In particular, a volume manager can concatenate, <text:a xlink:type="simple" xlink:href="https://en.wikipedia.org/wiki/Data_striping" text:style-name="Internet_20_link" text:visited-style-name="Visited_20_Internet_20_Link">stripe</text:a> together or otherwise combine partitions (or <text:a xlink:type="simple" xlink:href="https://en.wikipedia.org/wiki/Block_device" text:style-name="Internet_20_link" text:visited-style-name="Visited_20_Internet_20_Link">block devices</text:a> in general) into larger virtual ones that administrators can re-size or move, potentially without interrupting system use.</text:p>
      <text:p text:style-name="P1"/>
      <text:p text:style-name="P1">In <text:a xlink:type="simple" xlink:href="https://en.wikipedia.org/wiki/Linux" text:style-name="Internet_20_link" text:visited-style-name="Visited_20_Internet_20_Link">Linux</text:a>, <text:span text:style-name="T2">Logical Volume Manager</text:span> (<text:span text:style-name="T2">LVM</text:span>) is a <text:a xlink:type="simple" xlink:href="https://en.wikipedia.org/wiki/Device_mapper" text:style-name="Internet_20_link" text:visited-style-name="Visited_20_Internet_20_Link">device mapper</text:a> target that provides <text:a xlink:type="simple" xlink:href="https://en.wikipedia.org/wiki/Logical_volume_management" text:style-name="Internet_20_link" text:visited-style-name="Visited_20_Internet_20_Link">logical volume management</text:a> for the <text:a xlink:type="simple" xlink:href="https://en.wikipedia.org/wiki/Linux_kernel" text:style-name="Internet_20_link" text:visited-style-name="Visited_20_Internet_20_Link">Linux kernel</text:a>. </text:p>
      <text:p text:style-name="P1"/>
      <text:p text:style-name="P1">The <text:span text:style-name="T2">device mapper</text:span> is a <text:a xlink:type="simple" xlink:href="https://en.wikipedia.org/wiki/Software_framework" text:style-name="Internet_20_link" text:visited-style-name="Visited_20_Internet_20_Link">framework</text:a> provided by the <text:a xlink:type="simple" xlink:href="https://en.wikipedia.org/wiki/Linux_kernel" text:style-name="Internet_20_link" text:visited-style-name="Visited_20_Internet_20_Link">Linux kernel</text:a> for mapping physical <text:a xlink:type="simple" xlink:href="https://en.wikipedia.org/wiki/Block_device" text:style-name="Internet_20_link" text:visited-style-name="Visited_20_Internet_20_Link">block devices</text:a> onto higher-level <text:span text:style-name="T3">virtual block devices</text:span>. It forms the foundation of <text:a xlink:type="simple" xlink:href="https://en.wikipedia.org/wiki/LVM2" text:style-name="Internet_20_link" text:visited-style-name="Visited_20_Internet_20_Link">LVM2</text:a>, software <text:a xlink:type="simple" xlink:href="https://en.wikipedia.org/wiki/RAID" text:style-name="Internet_20_link" text:visited-style-name="Visited_20_Internet_20_Link">RAIDs</text:a> and <text:a xlink:type="simple" xlink:href="https://en.wikipedia.org/wiki/Dm-crypt" text:style-name="Internet_20_link" text:visited-style-name="Visited_20_Internet_20_Link">dm-crypt</text:a> disk encryption, and offers additional features such as file system <text:a xlink:type="simple" xlink:href="https://en.wikipedia.org/wiki/Snapshot_%28computer_storage%29" text:style-name="Internet_20_link" text:visited-style-name="Visited_20_Internet_20_Link">snapshots</text:a>.<text:bookmark text:name="cite_ref-redhat-dm_1-0"/><text:a xlink:type="simple" xlink:href="https://en.wikipedia.org/wiki/Device_mapper#cite_note-redhat-dm-1" text:style-name="Internet_20_link" text:visited-style-name="Visited_20_Internet_20_Link">[1]</text:a></text:p>
      <text:p text:style-name="P1"/>
      <text:p text:style-name="P1"/>
      <text:p text:style-name="P1">每個 filesystem 都有獨立的 inode / block / superblock 等資訊，這個檔案系統要能夠連結到目錄樹才能被我們使用。 將檔案系統與目錄樹結合的動作我們稱為『掛載』。 關於掛載的一些特性我們在<text:a xlink:type="simple" xlink:href="http://linux.vbird.org/linux_basic/0130designlinux.php#partition_install" text:style-name="Internet_20_link" text:visited-style-name="Visited_20_Internet_20_Link">第二章</text:a>稍微提過， 重點是：掛載點一定是目錄，該目錄為進入該檔案系統的入口。 因此並不是你有任何檔案系統都能使用，必須要『掛載』到目錄樹的某個目錄後，才能夠使用該檔案系統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3:41:19.434752954</meta:creation-date>
    <dc:date>2017-03-14T15:47:39.937155059</dc:date>
    <meta:editing-duration>PT1H43M59S</meta:editing-duration>
    <meta:editing-cycles>2</meta:editing-cycles>
    <meta:generator>LibreOffice/5.1.6.2$Linux_X86_64 LibreOffice_project/10m0$Build-2</meta:generator>
    <meta:document-statistic meta:table-count="0" meta:image-count="0" meta:object-count="0" meta:page-count="1" meta:paragraph-count="9" meta:word-count="555" meta:character-count="1449" meta:non-whitespace-character-count="1298"/>
  </office:meta>
</office:document-meta>
</file>